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7bd" officeooo:paragraph-rsid="001217bd"/>
    </style:style>
    <style:style style:name="P2" style:family="paragraph" style:parent-style-name="Standard">
      <style:text-properties officeooo:rsid="0045fb4a" officeooo:paragraph-rsid="0045fb4a"/>
    </style:style>
    <style:style style:name="P3" style:family="paragraph" style:parent-style-name="Standard">
      <style:text-properties officeooo:rsid="0045fb4a" officeooo:paragraph-rsid="004af977"/>
    </style:style>
    <style:style style:name="P4" style:family="paragraph" style:parent-style-name="Standard">
      <style:text-properties fo:font-style="italic" officeooo:rsid="0045fb4a" officeooo:paragraph-rsid="0045fb4a" style:font-style-asian="italic" style:font-style-complex="italic"/>
    </style:style>
    <style:style style:name="P5" style:family="paragraph" style:parent-style-name="Standard">
      <style:text-properties fo:font-style="italic" officeooo:rsid="004aaa48" officeooo:paragraph-rsid="004aaa48" style:font-style-asian="italic" style:font-style-complex="italic"/>
    </style:style>
    <style:style style:name="P6" style:family="paragraph" style:parent-style-name="Standard">
      <style:text-properties officeooo:rsid="00477047" officeooo:paragraph-rsid="00477047"/>
    </style:style>
    <style:style style:name="T1" style:family="text">
      <style:text-properties officeooo:rsid="00477047"/>
    </style:style>
    <style:style style:name="T2" style:family="text">
      <style:text-properties officeooo:rsid="004809a4"/>
    </style:style>
    <style:style style:name="T3" style:family="text">
      <style:text-properties officeooo:rsid="004aaa48"/>
    </style:style>
    <style:style style:name="T4" style:family="text">
      <style:text-properties officeooo:rsid="004af977"/>
    </style:style>
    <style:style style:name="T5" style:family="text">
      <style:text-properties officeooo:rsid="004d5e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You Can Market Like a God</text:p>
      <text:p text:style-name="P4">Market Yourself and Become Like God</text:p>
      <text:p text:style-name="P4"/>
      <text:p text:style-name="P4"/>
      <text:p text:style-name="P4">Brand</text:p>
      <text:p text:style-name="P4"/>
      <text:p text:style-name="P4">Story</text:p>
      <text:p text:style-name="P2">We live for stories. Stories are powerful tools for remembering and sharing.</text:p>
      <text:p text:style-name="P2">Born poor. </text:p>
      <text:p text:style-name="P2"><text:tab/>So many stories of the rise of the underdog are popular: Twilight, Harry Potter. It makes us <text:tab/>thinQ we too can become rich and famous</text:p>
      <text:p text:style-name="P2">Special powers. </text:p>
      <text:p text:style-name="P2"><text:tab/>I am God.</text:p>
      <text:p text:style-name="P2">Done wrong.</text:p>
      <text:p text:style-name="P2"><text:tab/>Killed. Nothing more dramatic than death.</text:p>
      <text:p text:style-name="P2"><text:tab/><text:span text:style-name="T1">Mankind suffered a great loss from this wrong. The perpetrators will be punished.</text:span></text:p>
      <text:p text:style-name="P2"><text:tab/></text:p>
      <text:p text:style-name="P4">Message</text:p>
      <text:p text:style-name="P2">I am God</text:p>
      <text:p text:style-name="P2">You are Loved </text:p>
      <text:p text:style-name="P2"><text:tab/>Everyone wants to be loved. Powerful.</text:p>
      <text:p text:style-name="P6">You will be Punished</text:p>
      <text:p text:style-name="P6"><text:tab/>Hell</text:p>
      <text:p text:style-name="P6"><text:tab/>Paradox, <text:span text:style-name="T2">oxymoron</text:span></text:p>
      <text:p text:style-name="P1"/>
      <text:p text:style-name="P1"/>
      <text:p text:style-name="P4">Friends spread word after death</text:p>
      <text:p text:style-name="P2"/>
      <text:p text:style-name="P2"/>
      <text:p text:style-name="P4">Community</text:p>
      <text:p text:style-name="P2"/>
      <text:p text:style-name="P2"/>
      <text:p text:style-name="P5">A Book</text:p>
      <text:p text:style-name="P3"><text:tab/><text:span text:style-name="T4">Marketing materials.</text:span></text:p>
      <text:p text:style-name="P3"><text:span text:style-name="T3"><text:tab/>Bible</text:span></text:p>
      <text:p text:style-name="P3"><text:tab/><text:span text:style-name="T5">Movies came later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3:16:28.399824937</meta:creation-date>
    <meta:generator>LibreOffice/6.0.7.3$Linux_X86_64 LibreOffice_project/00m0$Build-3</meta:generator>
    <dc:date>2020-01-01T11:56:30.668278938</dc:date>
    <meta:editing-duration>P7DT2H42M56S</meta:editing-duration>
    <meta:editing-cycles>56</meta:editing-cycles>
    <meta:document-statistic meta:table-count="0" meta:image-count="0" meta:object-count="0" meta:page-count="1" meta:paragraph-count="26" meta:word-count="114" meta:character-count="658" meta:non-whitespace-character-count="554"/>
  </office:meta>
</office:document-meta>
</file>